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Colorful_20_List_20_-_20_Accent_20_12" style:list-style-name="">
      <style:paragraph-properties fo:margin-left="1.25in" fo:margin-right="0in" fo:text-indent="0in" style:auto-text-indent="false"/>
      <style:text-properties fo:color="#000000" loext:opacity="100%" officeooo:paragraph-rsid="001aa96c"/>
    </style:style>
    <style:style style:name="P2" style:family="paragraph" style:parent-style-name="Colorful_20_List_20_-_20_Accent_20_12" style:list-style-name="">
      <style:paragraph-properties fo:margin-left="0in" fo:text-indent="0in" style:auto-text-indent="false"/>
      <style:text-properties fo:color="#000000" loext:opacity="100%" officeooo:paragraph-rsid="001aa96c"/>
    </style:style>
    <style:style style:name="P3" style:family="paragraph" style:parent-style-name="Colorful_20_List_20_-_20_Accent_20_12" style:list-style-name="">
      <style:paragraph-properties fo:margin-left="0.75in" fo:margin-right="0in" fo:text-indent="-0.25in" style:auto-text-indent="false"/>
      <style:text-properties fo:color="#000000" loext:opacity="100%" officeooo:paragraph-rsid="001aa96c"/>
    </style:style>
    <style:style style:name="P4" style:family="paragraph" style:parent-style-name="Colorful_20_List_20_-_20_Accent_20_12" style:list-style-name="">
      <style:paragraph-properties fo:margin-left="0.75in" fo:margin-right="0in" fo:text-indent="-0.25in" style:auto-text-indent="false"/>
      <style:text-properties fo:color="#000000" loext:opacity="100%" fo:font-weight="bold" officeooo:paragraph-rsid="001aa96c" style:font-weight-asian="bold"/>
    </style:style>
    <style:style style:name="P5" style:family="paragraph" style:parent-style-name="Colorful_20_List_20_-_20_Accent_20_12">
      <style:text-properties fo:color="#000000" loext:opacity="100%" fo:font-weight="bold" officeooo:paragraph-rsid="001aa96c" style:font-weight-asian="bold" style:font-weight-complex="bold"/>
    </style:style>
    <style:style style:name="P6" style:family="paragraph" style:parent-style-name="Colorful_20_List_20_-_20_Accent_20_12">
      <style:text-properties fo:color="#000000" loext:opacity="100%" officeooo:paragraph-rsid="001aa96c"/>
    </style:style>
    <style:style style:name="P7" style:family="paragraph" style:parent-style-name="Colorful_20_List_20_-_20_Accent_20_12" style:list-style-name="">
      <style:paragraph-properties fo:margin-left="0.25in" fo:margin-right="0in" fo:text-indent="0in" style:auto-text-indent="false"/>
      <style:text-properties officeooo:paragraph-rsid="001aa96c"/>
    </style:style>
    <style:style style:name="P8" style:family="paragraph" style:parent-style-name="Colorful_20_List_20_-_20_Accent_20_12" style:list-style-name="">
      <style:paragraph-properties fo:margin-left="0in" fo:text-indent="0in" style:auto-text-indent="false"/>
      <style:text-properties officeooo:paragraph-rsid="001aa96c"/>
    </style:style>
    <style:style style:name="P9" style:family="paragraph" style:parent-style-name="Colorful_20_List_20_-_20_Accent_20_12" style:list-style-name="">
      <style:paragraph-properties fo:margin-left="0.75in" fo:margin-right="0in" fo:text-indent="0in" style:auto-text-indent="false"/>
      <style:text-properties officeooo:paragraph-rsid="001aa96c"/>
    </style:style>
    <style:style style:name="P10" style:family="paragraph" style:parent-style-name="Colorful_20_List_20_-_20_Accent_20_12" style:list-style-name="">
      <style:paragraph-properties fo:margin-left="0.75in" fo:margin-right="0in" fo:text-indent="-0.25in" style:auto-text-indent="false"/>
      <style:text-properties officeooo:paragraph-rsid="001aa96c"/>
    </style:style>
    <style:style style:name="P11" style:family="paragraph" style:parent-style-name="Colorful_20_List_20_-_20_Accent_20_12" style:list-style-name="WW8Num7">
      <style:text-properties officeooo:paragraph-rsid="001aa96c"/>
    </style:style>
    <style:style style:name="P12" style:family="paragraph" style:parent-style-name="Colorful_20_List_20_-_20_Accent_20_12">
      <style:text-properties officeooo:paragraph-rsid="001aa96c"/>
    </style:style>
    <style:style style:name="P13" style:family="paragraph" style:parent-style-name="Standard">
      <style:text-properties fo:color="#008000" loext:opacity="100%" fo:font-weight="bold" officeooo:paragraph-rsid="001aa96c" style:font-weight-asian="bold"/>
    </style:style>
    <style:style style:name="P14" style:family="paragraph" style:parent-style-name="Standard">
      <style:text-properties fo:color="#008000" loext:opacity="100%" officeooo:paragraph-rsid="001aa96c"/>
    </style:style>
    <style:style style:name="P15" style:family="paragraph" style:parent-style-name="Standard" style:list-style-name="WW8Num15">
      <style:text-properties officeooo:paragraph-rsid="001aa96c"/>
    </style:style>
    <style:style style:name="P16" style:family="paragraph" style:parent-style-name="Standard" style:list-style-name="WW8Num15">
      <style:text-properties fo:color="#000000" loext:opacity="100%" officeooo:paragraph-rsid="001aa96c"/>
    </style:style>
    <style:style style:name="P17" style:family="paragraph" style:parent-style-name="Standard">
      <style:text-properties fo:color="#000000" loext:opacity="100%" officeooo:paragraph-rsid="001aa96c"/>
    </style:style>
    <style:style style:name="P18" style:family="paragraph" style:parent-style-name="Standard">
      <style:text-properties officeooo:paragraph-rsid="001aa96c"/>
    </style:style>
    <style:style style:name="P19" style:family="paragraph" style:parent-style-name="Standard">
      <style:paragraph-properties fo:text-align="center" style:justify-single-word="false"/>
      <style:text-properties officeooo:rsid="001aa96c" officeooo:paragraph-rsid="001aa96c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8000" loext:opacity="100%"/>
    </style:style>
    <style:style style:name="T7" style:family="text">
      <style:text-properties style:font-name-asian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>SCHEDULE </text:p>
      <text:p text:style-name="P18"/>
      <text:p text:style-name="P18"/>
      <text:p text:style-name="P18">Topic Outline/Schedule </text:p>
      <text:p text:style-name="P18">SECTION ONE: UNDERSTANDING ETHNIC STUDIES</text:p>
      <text:p text:style-name="P18"/>
      <text:list xml:id="list317266787" text:style-name="WW8Num11">
        <text:list-item>
          <text:p text:style-name="P12" loext:marker-style-name="T2"><text:span text:style-name="T2">Week 1-2: </text:span><text:span text:style-name="T4">Introductions, Course Overview and definition and history of Ethnic Studies; Race, Ethnicity, and Culture</text:span></text:p>
          <text:list>
            <text:list-item>
              <text:p text:style-name="P12" loext:marker-style-name="T3"><text:span text:style-name="T5">Lecture and Discussion</text:span><text:span text:style-name="T3">: What is a Ethnic America past and present, Types of Identity within Race, Ethnicity, and Culture and what do they mean?</text:span></text:p>
            </text:list-item>
            <text:list-item>
              <text:p text:style-name="P12" loext:marker-style-name="T4"><text:span text:style-name="T4">Week 2: Bio Paper due Sept. 2nd</text:span></text:p>
            </text:list-item>
            <text:list-item>
              <text:p text:style-name="P12" loext:marker-style-name="T3"><text:span text:style-name="T3">Text readings: Chapters 1-3, Answer questions on page 41 </text:span><text:span text:style-name="T5">due Sept. 15th</text:span></text:p>
            </text:list-item>
            <text:list-item>
              <text:p text:style-name="P12" loext:marker-style-name="T3"><text:span text:style-name="T3">In Class Video and Discussion: TBA</text:span></text:p>
            </text:list-item>
          </text:list>
        </text:list-item>
      </text:list>
      <text:p text:style-name="P1"/>
      <text:p text:style-name="P7">SECTION TWO: HISTORY OF ETHNIC STRATIFICATION AND CULTURAL DOMINATION</text:p>
      <text:list text:style-name="WW8Num7">
        <text:list-item>
          <text:p text:style-name="P11" loext:marker-style-name="T4"><text:span text:style-name="T2">Week 3: </text:span><text:span text:style-name="T4">Colonialism, Cultural Domination and Conquest, Immigration, Assimilation, and Class Structures</text:span></text:p>
        </text:list-item>
      </text:list>
      <text:list text:continue-list="list317266787" text:style-name="WW8Num11">
        <text:list-item>
          <text:list>
            <text:list-item>
              <text:p text:style-name="P12" loext:marker-style-name="T3"><text:span text:style-name="T5">Lecture and Discussion:</text:span><text:span text:style-name="T3"> Origins of Cultural Domination, Conquest, Colonialism, and the impact on colonized populations and societies</text:span></text:p>
            </text:list-item>
            <text:list-item>
              <text:p text:style-name="P12" loext:marker-style-name="T3"><text:span text:style-name="T3">Text readings: Chapter 5 -Ethnic Stratification</text:span></text:p>
            </text:list-item>
            <text:list-item>
              <text:p text:style-name="P12" loext:marker-style-name="T3"><text:span text:style-name="T3">In Class Video and Discussion: Exterminate all the Brutes Pt.1</text:span></text:p>
            </text:list-item>
          </text:list>
        </text:list-item>
      </text:list>
      <text:p text:style-name="P2"/>
      <text:list text:continue-numbering="true" text:style-name="WW8Num11">
        <text:list-item>
          <text:p text:style-name="P12" loext:marker-style-name="T4"><text:span text:style-name="T2">Week 4: Racial Codification and Commodification</text:span></text:p>
          <text:list>
            <text:list-item>
              <text:p text:style-name="P12" loext:marker-style-name="T3"><text:span text:style-name="T5">Lecture and Discussion:</text:span><text:span text:style-name="T3"> Race, Prejudice, Discrimination, Stereotypes, Racial Codification and Commodification</text:span></text:p>
            </text:list-item>
            <text:list-item>
              <text:p text:style-name="P6" loext:marker-style-name="T3">Text readings: Chapter 7-9-Ethnic Prejudice</text:p>
            </text:list-item>
            <text:list-item>
              <text:p text:style-name="P12" loext:marker-style-name="T3"><text:span text:style-name="T3">In Class Video and Discussion: Exterminate all the Brutes Pt.2</text:span></text:p>
            </text:list-item>
          </text:list>
        </text:list-item>
      </text:list>
      <text:p text:style-name="P2"/>
      <text:p text:style-name="P8"/>
      <text:p text:style-name="P8"/>
      <text:p text:style-name="P10">SECTION THREE: HISTORICALLY DEFINED CORE ETHNIC GROUPS</text:p>
      <text:list text:continue-numbering="true" text:style-name="WW8Num11">
        <text:list-item>
          <text:p text:style-name="P12" loext:marker-style-name="T4"><text:span text:style-name="T2">Week 5-6: Ethnic America Pre-Colonization and Colonial period 1600’s-1800’s</text:span><text:span text:style-name="T4"> </text:span></text:p>
          <text:list>
            <text:list-item>
              <text:p text:style-name="P12" loext:marker-style-name="T3"><text:span text:style-name="T5">Lecture and Discussion:</text:span><text:span text:style-name="T3"> History of Indigenous Tribes in Pre-Contact and Contact periods, Chinese Exclusion Act, Indian Removal Act-Trail of Tears, Trans-Atlantic Slave Trade</text:span></text:p>
            </text:list-item>
            <text:list-item>
              <text:p text:style-name="P6" loext:marker-style-name="T3">In Class Video and Discussion: </text:p>
            </text:list-item>
            <text:list-item>
              <text:p text:style-name="P12" loext:marker-style-name="T4"><text:span text:style-name="T4">Reflection Paper #1 due Week 6</text:span></text:p>
            </text:list-item>
          </text:list>
        </text:list-item>
      </text:list>
      <text:p text:style-name="P4"/>
      <text:list text:continue-numbering="true" text:style-name="WW8Num11">
        <text:list-item>
          <text:p text:style-name="P12" loext:marker-style-name="T4"><text:soft-page-break/><text:span text:style-name="T2">Week 7-8: Ethnic America-Reconstruction and early 1900’s</text:span><text:span text:style-name="T4"> <text:s text:c="3"/></text:span></text:p>
          <text:list>
            <text:list-item>
              <text:p text:style-name="P12" loext:marker-style-name="T3"><text:span text:style-name="T3">Lecture and Discussion: A look at the ethnic populations immigrating to America, how was Black life post slavery, and the racial dynamics in a free America</text:span></text:p>
            </text:list-item>
            <text:list-item>
              <text:p text:style-name="P12" loext:marker-style-name="T3"><text:span text:style-name="T3">Women’s suffrage, Role of Religion, and Religious Movements</text:span></text:p>
            </text:list-item>
            <text:list-item>
              <text:p text:style-name="P12" loext:marker-style-name="T3"><text:span text:style-name="T3">Post Colonialism/Independence, Decolonization and Diaspora</text:span></text:p>
            </text:list-item>
            <text:list-item>
              <text:p text:style-name="P5" loext:marker-style-name="T5">Mid-Term: Week 7</text:p>
            </text:list-item>
            <text:list-item>
              <text:p text:style-name="P12" loext:marker-style-name="T3"><text:span text:style-name="T3">Videos: </text:span></text:p>
            </text:list-item>
          </text:list>
        </text:list-item>
      </text:list>
      <text:p text:style-name="P2"/>
      <text:list xml:id="list111700883677364" text:continue-numbering="true" text:style-name="WW8Num11">
        <text:list-item>
          <text:p text:style-name="P12" loext:marker-style-name="T4"><text:span text:style-name="T2">Week 9: Ethnic </text:span><text:span text:style-name="T4">America Depression era and Black Migration period, 1930’s -1940’s</text:span></text:p>
        </text:list-item>
      </text:list>
      <text:list xml:id="list1311052129" text:style-name="WW8Num15">
        <text:list-item>
          <text:p text:style-name="P15" loext:marker-style-name="T3"><text:span text:style-name="T3">Lecture: Ethnic America during the depression, World War 1 and 2, the Bracero program, Hollywood movie era, and the Black Migration period</text:span></text:p>
        </text:list-item>
        <text:list-item>
          <text:p text:style-name="P15" loext:marker-style-name="T3"><text:span text:style-name="T3">Black Wall Street and the Birth of Black Nationalism </text:span></text:p>
        </text:list-item>
        <text:list-item>
          <text:p text:style-name="P16" loext:marker-style-name="T3">In Class Video: </text:p>
        </text:list-item>
      </text:list>
      <text:p text:style-name="P3"/>
      <text:p text:style-name="P9"><text:span text:style-name="T2">Week 10: Ethnic</text:span><text:span text:style-name="T4"> America: Jim Crow, Segregation, and Civil Rights and the birth of a new Revolution period</text:span></text:p>
      <text:list xml:id="list111701164796016" text:continue-list="list111700883677364" text:style-name="WW8Num11">
        <text:list-item>
          <text:list>
            <text:list-item>
              <text:p text:style-name="P12" loext:marker-style-name="T3"><text:span text:style-name="T3">Lecture and Discussion: Racial Divide in America</text:span></text:p>
            </text:list-item>
            <text:list-item>
              <text:p text:style-name="P6" loext:marker-style-name="T3">Women’s rights, Equal Rights, Racial Justice and War protests</text:p>
            </text:list-item>
            <text:list-item>
              <text:p text:style-name="P6" loext:marker-style-name="T3">Black Empowerment: Emancipation, Liberation, or Revolution</text:p>
            </text:list-item>
            <text:list-item>
              <text:p text:style-name="P6" loext:marker-style-name="T3">Model Minority and Brown Pride</text:p>
            </text:list-item>
            <text:list-item>
              <text:p text:style-name="P5" loext:marker-style-name="T5">Reflection Paper 2 due</text:p>
            </text:list-item>
            <text:list-item>
              <text:p text:style-name="P12" loext:marker-style-name="T3"><text:span text:style-name="T3">Videos: </text:span></text:p>
            </text:list-item>
          </text:list>
        </text:list-item>
        <text:list-item>
          <text:p text:style-name="P12" loext:marker-style-name="T4"><text:span text:style-name="T2">Week 11: </text:span><text:span text:style-name="T4">Interracial Relationships and Colorism</text:span></text:p>
        </text:list-item>
      </text:list>
      <text:list xml:id="list111700921187757" text:continue-list="list1311052129" text:style-name="WW8Num15">
        <text:list-item>
          <text:p text:style-name="P16" loext:marker-style-name="T3">Lecture and Discussion: Interracial Relationships, Colorism, </text:p>
        </text:list-item>
        <text:list-item>
          <text:p text:style-name="P15" loext:marker-style-name="T3"><text:span text:style-name="T3">In Class Videos: Interracial Relationships in America</text:span></text:p>
        </text:list-item>
      </text:list>
      <text:p text:style-name="P14"/>
      <text:list xml:id="list111702249637719" text:continue-list="list111701164796016" text:style-name="WW8Num11">
        <text:list-item>
          <text:p text:style-name="P12" loext:marker-style-name="T4"><text:span text:style-name="T2">Week 12-13: Race, Wealth, and Class: By the numbers</text:span></text:p>
        </text:list-item>
      </text:list>
      <text:list xml:id="list111701665242039" text:continue-list="list111700921187757" text:style-name="WW8Num15">
        <text:list-item>
          <text:p text:style-name="P16" loext:marker-style-name="T3">Lecture and Discussion: Decoding the Wealth Gap</text:p>
        </text:list-item>
        <text:list-item>
          <text:p text:style-name="P16" loext:marker-style-name="T3">Impact of Gentrification, Redling, and Reparations</text:p>
        </text:list-item>
        <text:list-item>
          <text:p text:style-name="P15" loext:marker-style-name="T3"><text:span text:style-name="T3">Text Reading: Chapter 6 pages 96-114</text:span></text:p>
        </text:list-item>
        <text:list-item>
          <text:p text:style-name="P15" loext:marker-style-name="T3"><text:span text:style-name="T3">Article Summary Paper due</text:span></text:p>
        </text:list-item>
        <text:list-item>
          <text:p text:style-name="P16" loext:marker-style-name="T3">Credit, Wealth Building, and the Middle Class</text:p>
        </text:list-item>
      </text:list>
      <text:p text:style-name="P17"/>
      <text:list xml:id="list111700769992662" text:continue-list="list111702249637719" text:style-name="WW8Num11">
        <text:list-item>
          <text:p text:style-name="P12" loext:marker-style-name="T4"><text:span text:style-name="T2">Week 14: Group Presentations</text:span></text:p>
        </text:list-item>
      </text:list>
      <text:list xml:id="list111702803661371" text:continue-list="list111701665242039" text:style-name="WW8Num15">
        <text:list-item>
          <text:p text:style-name="P16" loext:marker-style-name="T3">Lecture and Discussion: Decoding the Wealth Gap</text:p>
        </text:list-item>
        <text:list-item>
          <text:p text:style-name="P15" loext:marker-style-name="T3"><text:span text:style-name="T3">Impact of Gentrification, Redling, and Reparations</text:span></text:p>
        </text:list-item>
        <text:list-item>
          <text:p text:style-name="P15" loext:marker-style-name="T3"><text:span text:style-name="T3">Research Paper due</text:span></text:p>
        </text:list-item>
        <text:list-item>
          <text:p text:style-name="P15" loext:marker-style-name="T3"><text:span text:style-name="T3">Credit, Wealth Building, and the Middle Class</text:span></text:p>
        </text:list-item>
      </text:list>
      <text:p text:style-name="P14"/>
      <text:p text:style-name="P17"/>
      <text:list xml:id="list111700928723502" text:continue-list="list111700769992662" text:style-name="WW8Num11">
        <text:list-item>
          <text:p text:style-name="P12" loext:marker-style-name="T4"><text:soft-page-break/><text:span text:style-name="T2">Week 15: Finals Prep Week and Group Presentations</text:span></text:p>
        </text:list-item>
      </text:list>
      <text:list xml:id="list111702273334270" text:continue-list="list111702803661371" text:style-name="WW8Num15">
        <text:list-item>
          <text:p text:style-name="P16" loext:marker-style-name="T3">Group Presentations</text:p>
        </text:list-item>
        <text:list-item>
          <text:p text:style-name="P16" loext:marker-style-name="T3">Finals Prep</text:p>
        </text:list-item>
      </text:list>
      <text:p text:style-name="P17"/>
      <text:p text:style-name="P17"/>
      <text:list text:continue-list="list111700928723502" text:style-name="WW8Num11">
        <text:list-item>
          <text:p text:style-name="P12" loext:marker-style-name="T4"><text:span text:style-name="T2">Week 16: Finals</text:span><text:span text:style-name="T3"> </text:span></text:p>
        </text:list-item>
      </text:list>
      <text:list text:continue-list="list111702273334270" text:style-name="WW8Num15">
        <text:list-item>
          <text:p text:style-name="P16" loext:marker-style-name="T3"><text:span text:style-name="T7"><text:s/></text:span>Final Exam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aragraphs" style:family="paragraph" style:parent-style-name="Standard">
      <style:paragraph-properties fo:margin-left="0.5in" fo:margin-right="0in" fo:margin-top="0in" fo:margin-bottom="0.1665in" style:contextual-spacing="false" fo:orphans="0" fo:widows="0" fo:text-indent="0in" style:auto-text-indent="false" style:text-autospace="none"/>
      <style:text-properties style:letter-kerning="true" style:font-name-complex="Verdana" style:font-family-complex="Verdana" style:font-family-generic-complex="swiss" style:font-pitch-complex="variable" style:font-size-complex="16pt"/>
    </style:style>
    <style:style style:name="Colorful_20_List_20_-_20_Accent_20_12" style:display-name="Colorful List - Accent 12" style:family="paragraph" style:parent-style-name="Paragraphs" style:list-style-name="WW8Num11">
      <style:paragraph-properties fo:margin-top="0in" fo:margin-bottom="0.0835in" style:contextual-spacing="false">
        <style:tab-stops/>
      </style:paragraph-properties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2" text:style-name="WW8Num15z0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15z0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15z0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1:15:52.042505988</meta:creation-date>
    <dc:date>2024-08-28T11:16:56.693530075</dc:date>
    <meta:editing-duration>PT1M5S</meta:editing-duration>
    <meta:editing-cycles>1</meta:editing-cycles>
    <meta:generator>LibreOffice/7.6.7.2$Linux_X86_64 LibreOffice_project/60$Build-2</meta:generator>
    <meta:document-statistic meta:table-count="0" meta:image-count="0" meta:object-count="0" meta:page-count="3" meta:paragraph-count="58" meta:word-count="509" meta:character-count="3240" meta:non-whitespace-character-count="2826"/>
  </office:meta>
</office:document-meta>
</file>